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49.75cm" fo:min-width="49.5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49.75cm" fo:min-width="49.5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49.75cm" fo:min-width="49.5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9.75cm" fo:min-width="49.5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0cm" svg:height="50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0cm" svg:height="50cm" svg:x="5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0cm" svg:height="50cm" svg:x="1cm" svg:y="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0cm" svg:height="50cm" svg:x="51cm" svg:y="5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08T00:30:50.461933752</dc:date>
    <meta:editing-duration>PT11M8S</meta:editing-duration>
    <meta:editing-cycles>3</meta:editing-cycles>
    <meta:generator>LibreOffice/5.2.7.2$Linux_X86_64 LibreOffice_project/20m0$Build-2</meta:generator>
    <meta:document-statistic meta:object-count="4"/>
  </office:meta>
</office:document-meta>
</file>